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E7E6E6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E7E6E6"/>
      <style:text-properties fo:font-size="18pt" style:font-size-asian="18pt" style:font-size-complex="18pt"/>
    </style:style>
    <style:style style:name="ce5" style:family="table-cell" style:parent-style-name="Default" style:data-style-name="N36">
      <style:table-cell-properties fo:border="thin solid #000000" style:vertical-align="middle" fo:background-color="#E7E6E6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7E6E6"/>
      <style:text-properties fo:font-size="18pt" style:font-size-asian="18pt" style:font-size-complex="18pt"/>
    </style:style>
    <style:style style:name="ce7" style:family="table-cell" style:parent-style-name="Default" style:data-style-name="N0">
      <style:text-properties fo:font-size="18pt" style:font-size-asian="18pt" style:font-size-complex="18pt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Mon_233_taire" style:data-style-name="N37">
      <style:table-cell-properties fo:border="thin solid #000000" style:vertical-align="automatic" fo:background-color="#FCE4D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CE4D6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end" fo:margin-right="0cm"/>
      <style:text-properties fo:font-size="18pt" style:font-size-asian="18pt" style:font-size-complex="18pt"/>
    </style:style>
    <style:style style:name="ce19" style:family="table-cell" style:parent-style-name="Mon_233_taire" style:data-style-name="N37">
      <style:table-cell-properties fo:border="thin solid #000000" style:vertical-align="middle" fo:background-color="#FCE4D6" style:repeat-content="fals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8pt" style:font-size-asian="18pt" style:font-size-complex="18pt"/>
    </style:style>
    <style:style style:name="ce21" style:family="table-cell" style:parent-style-name="Mon_233_taire" style:data-style-name="N37">
      <style:table-cell-properties fo:border="thin solid #000000" style:vertical-align="top" fo:background-color="#FCE4D6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fo:background-color="#FCE4D6"/>
    </style:style>
    <style:style style:name="ce23" style:family="table-cell" style:parent-style-name="Default" style:data-style-name="N0">
      <style:table-cell-properties fo:background-color="#FCE4D6"/>
      <style:text-properties fo:color="#ED7D31" fo:font-size="24pt" style:font-size-asian="24pt" style:font-size-complex="2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2F2F2"/>
      <style:text-properties fo:color="#0070C0"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37">
      <style:table-cell-properties fo:border="thin solid #000000" fo:background-color="#F2F2F2"/>
      <style:text-properties fo:color="#0070C0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end" fo:margin-right="0cm"/>
      <style:text-properties fo:font-size="18pt" style:font-size-asian="18pt" style:font-size-complex="18pt"/>
    </style:style>
    <style:style style:name="ce27" style:family="table-cell" style:parent-style-name="Mon_233_taire" style:data-style-name="N37">
      <style:table-cell-properties fo:border="thin solid #000000" style:vertical-align="middle" fo:background-color="#D9E1F2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="thin solid #000000" style:vertical-align="middle" fo:background-color="#D9E1F2"/>
      <style:text-properties fo:font-size="18pt" style:font-size-asian="18pt" style:font-size-complex="18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2F2F2" style:repeat-content="false"/>
      <style:paragraph-properties fo:text-align="center"/>
      <style:text-properties fo:color="#0070C0" fo:font-size="18pt" style:font-size-asian="18pt" style:font-size-complex="18pt" fo:font-weight="bold" style:font-weight-asian="bold" style:font-weight-complex="bold"/>
    </style:style>
    <style:style style:name="ce30" style:family="table-cell" style:parent-style-name="Default" style:data-style-name="N37">
      <style:table-cell-properties fo:border="thin solid #000000" fo:background-color="#F2F2F2"/>
      <style:text-properties fo:color="#4472C4"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32" style:family="table-cell" style:parent-style-name="Default" style:data-style-name="N37">
      <style:table-cell-properties fo:border="thin solid #000000" style:vertical-align="middle" fo:background-color="#C00000" style:repeat-content="false"/>
      <style:paragraph-properties fo:text-align="start" fo:margin-left="0cm"/>
      <style:text-properties fo:color="#FFFFFF" fo:font-size="18pt" style:font-size-asian="18pt" style:font-size-complex="18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start" fo:margin-left="0cm"/>
      <style:text-properties fo:color="#ED7D31"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FCE4D6"/>
    </style:style>
    <style:style style:name="ce37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start" fo:margin-left="0cm"/>
      <style:text-properties fo:color="#ED7D31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2F75B5"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9BC2E6" style:repeat-content="false"/>
      <style:paragraph-properties fo:text-align="center"/>
      <style:text-properties fo:color="#2F75B5" fo:font-size="16pt" style:font-size-asian="16pt" style:font-size-complex="16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2F75B5"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9BC2E6"/>
      <style:text-properties fo:color="#2F75B5"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D966" style:repeat-content="false"/>
      <style:paragraph-properties fo:text-align="center"/>
      <style:text-properties fo:color="#2F75B5"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 style:data-style-name="N36">
      <style:table-cell-properties fo:border="thin solid #000000" style:vertical-align="middle" fo:background-color="#E7E6E6" style:repeat-content="false"/>
      <style:paragraph-properties fo:text-align="end" fo:margin-right="0cm"/>
      <style:text-properties fo:font-size="16pt" style:font-size-asian="16pt" style:font-size-complex="16pt"/>
    </style:style>
    <style:style style:name="ce46" style:family="table-cell" style:parent-style-name="Default" style:data-style-name="N37">
      <style:table-cell-properties fo:border="thin solid #000000" style:vertical-align="middle" fo:background-color="#E7E6E6"/>
      <style:text-properties fo:font-size="16pt" style:font-size-asian="16pt" style:font-size-complex="16pt"/>
    </style:style>
    <style:style style:name="ce47" style:family="table-cell" style:parent-style-name="Default" style:data-style-name="N1">
      <style:table-cell-properties fo:border="thin solid #000000" style:vertical-align="middle" fo:background-color="#D9E1F2" style:repeat-content="false"/>
      <style:paragraph-properties fo:text-align="center"/>
      <style:text-properties fo:font-size="16pt" style:font-size-asian="16pt" style:font-size-complex="16pt"/>
    </style:style>
    <style:style style:name="ce48" style:family="table-cell" style:parent-style-name="Default" style:data-style-name="N36">
      <style:table-cell-properties fo:border="thin solid #000000" style:vertical-align="middle" fo:background-color="#D9E1F2" style:repeat-content="false"/>
      <style:paragraph-properties fo:text-align="center"/>
      <style:text-properties fo:font-size="16pt" style:font-size-asian="16pt" style:font-size-complex="16pt"/>
    </style:style>
    <style:style style:name="ce49" style:family="table-cell" style:parent-style-name="Default" style:data-style-name="N36">
      <style:table-cell-properties fo:border="thin solid #000000" style:vertical-align="middle" fo:background-color="#D9E1F2" style:repeat-content="false"/>
      <style:paragraph-properties fo:text-align="end" fo:margin-right="0cm"/>
      <style:text-properties fo:font-size="16pt" style:font-size-asian="16pt" style:font-size-complex="16pt"/>
    </style:style>
    <style:style style:name="ce50" style:family="table-cell" style:parent-style-name="Default" style:data-style-name="N36">
      <style:table-cell-properties fo:border="thin solid #000000" style:vertical-align="middle" fo:background-color="#FFF2CC"/>
      <style:text-properties fo:font-size="16pt" style:font-size-asian="16pt" style:font-size-complex="16pt"/>
    </style:style>
    <style:style style:name="ce51" style:family="table-cell" style:parent-style-name="Default" style:data-style-name="N37">
      <style:table-cell-properties fo:border="thin solid #000000" style:vertical-align="middle" fo:background-color="#E7E6E6" style:repeat-content="false"/>
      <style:paragraph-properties fo:text-align="end" fo:margin-right="0cm"/>
      <style:text-properties fo:font-size="16pt" style:font-size-asian="16pt" style:font-size-complex="16pt"/>
    </style:style>
    <style:style style:name="ce52" style:family="table-cell" style:parent-style-name="Default" style:data-style-name="N0">
      <style:table-cell-properties fo:background-color="#70AD47"/>
    </style:style>
    <style:style style:name="ce53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fo:color="#2F75B5"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color="#4472C4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4472C4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fo:color="#4472C4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70C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24983333333333cm"/>
    </style:style>
    <style:style style:name="co2" style:family="table-column">
      <style:table-column-properties fo:break-before="auto" style:column-width="4.8895cm"/>
    </style:style>
    <style:style style:name="co3" style:family="table-column">
      <style:table-column-properties fo:break-before="auto" style:column-width="4.08516666666667cm"/>
    </style:style>
    <style:style style:name="co4" style:family="table-column">
      <style:table-column-properties fo:break-before="auto" style:column-width="32.490833333333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9.41916666666667cm"/>
    </style:style>
    <style:style style:name="co7" style:family="table-column">
      <style:table-column-properties fo:break-before="auto" style:column-width="11.9591666666667cm"/>
    </style:style>
    <style:style style:name="co8" style:family="table-column">
      <style:table-column-properties fo:break-before="auto" style:column-width="8.59366666666667cm"/>
    </style:style>
    <style:style style:name="co9" style:family="table-column">
      <style:table-column-properties fo:break-before="auto" style:column-width="3.429cm"/>
    </style:style>
    <style:style style:name="co10" style:family="table-column">
      <style:table-column-properties fo:break-before="auto" style:column-width="6.37116666666667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2.24366666666667cm"/>
    </style:style>
    <style:style style:name="co13" style:family="table-column">
      <style:table-column-properties fo:break-before="auto" style:column-width="7.0485cm"/>
    </style:style>
    <style:style style:name="co14" style:family="table-column">
      <style:table-column-properties fo:break-before="auto" style:column-width="5.842cm"/>
    </style:style>
    <style:style style:name="co15" style:family="table-column">
      <style:table-column-properties fo:break-before="auto" style:column-width="3.3655cm"/>
    </style:style>
    <style:style style:name="co16" style:family="table-column">
      <style:table-column-properties fo:break-before="auto" style:column-width="3.97933333333333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4.67783333333333cm"/>
    </style:style>
    <style:style style:name="co19" style:family="table-column">
      <style:table-column-properties fo:break-before="auto" style:column-width="5.03766666666667cm"/>
    </style:style>
    <style:style style:name="co20" style:family="table-column">
      <style:table-column-properties fo:break-before="auto" style:column-width="4.42383333333333cm"/>
    </style:style>
    <style:style style:name="co21" style:family="table-column">
      <style:table-column-properties fo:break-before="auto" style:column-width="3.89466666666667cm"/>
    </style:style>
    <style:style style:name="co22" style:family="table-column">
      <style:table-column-properties fo:break-before="auto" style:column-width="3.937cm"/>
    </style:style>
    <style:style style:name="co23" style:family="table-column">
      <style:table-column-properties fo:break-before="auto" style:column-width="0.65616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46.8pt" style:use-optimal-row-height="true" fo:break-before="auto"/>
    </style:style>
    <style:style style:name="ro3" style:family="table-row">
      <style:table-row-properties style:row-height="93.6pt" style:use-optimal-row-height="true" fo:break-before="auto"/>
    </style:style>
    <style:style style:name="ro4" style:family="table-row">
      <style:table-row-properties style:row-height="70.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31.2pt" style:use-optimal-row-height="true" fo:break-before="auto"/>
    </style:style>
    <style:style style:name="ro7" style:family="table-row">
      <style:table-row-properties style:row-height="148.2pt" style:use-optimal-row-height="fals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ra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ervice<text:s/></text:p>
          </table:table-cell>
          <table:table-cell office:value-type="string" table:style-name="ce2">
            <text:p>Région</text:p>
          </table:table-cell>
          <table:table-cell office:value-type="string" table:style-name="ce3">
            <text:p>Frais mensuel<text:s/></text:p>
          </table:table-cell>
          <table:table-cell office:value-type="string" table:style-name="ce2">
            <text:p>Détail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zure functions</text:p>
          </table:table-cell>
          <table:table-cell office:value-type="string" table:style-name="ce4">
            <text:p>North Europe</text:p>
          </table:table-cell>
          <table:table-cell office:value-type="currency" office:value="152.31" table:style-name="ce5">
            <text:p>152,31 €</text:p>
          </table:table-cell>
          <table:table-cell office:value-type="string" table:style-name="ce6">
            <text:p>Niveau Premium, À l'utilisation, EP1: 1 Cœurs(s), 3.5 Go de RAM, 250 Go de stockage, 1 Instances chauffées à l’avance, 0 Unités mises à l’échelle supplémentair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zure SQL Database</text:p>
          </table:table-cell>
          <table:table-cell office:value-type="string" table:style-name="ce4">
            <text:p>North Europe</text:p>
          </table:table-cell>
          <table:table-cell office:value-type="currency" office:value="377.89" table:style-name="ce5">
            <text:p>377,89 €</text:p>
          </table:table-cell>
          <table:table-cell office:value-type="string" table:style-name="ce6">
            <text:p>Base de données unique, vCore, Usage général, Provisionné, Série Standard (Gen 5), Redondant en local, 12 vCore - base de données x 730 Heures, Redondance du stockage de sauvegarde RA-GRS, Restauration à un instant dans le passé de 0 Go, Rétention à long terme 0 x 5 Go</text:p>
            <text:p>ClonerSupprim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zure Cosmos DB</text:p>
          </table:table-cell>
          <table:table-cell office:value-type="string" table:style-name="ce4">
            <text:p>Central US</text:p>
          </table:table-cell>
          <table:table-cell office:value-type="currency" office:value="23.36" table:style-name="ce5">
            <text:p>23,36 €</text:p>
          </table:table-cell>
          <table:table-cell office:value-type="string" table:style-name="ce4">
            <text:p>Azure Cosmos DB for NoSQL (anciennement Core), Débit provisionné Standard (manuel), Quantité toujours libre désactivée, Écriture dans une seule région (maître unique) - USA Est (Région d’écriture), 400 RU/s x 730 Heures, 0 Go de stockage transactionnel, Stockage analytique désactivé, 2 copies d’un stockage sur sauvegarde périodique, Passerelle dédiée non activé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zure Active Directory</text:p>
          </table:table-cell>
          <table:table-cell office:value-type="string" table:style-name="ce4">
            <text:p>North Europe</text:p>
          </table:table-cell>
          <table:table-cell office:value-type="currency" office:value="590" table:style-name="ce5">
            <text:p>590,00 €</text:p>
          </table:table-cell>
          <table:table-cell office:value-type="string" table:style-name="ce4">
            <text:p>Premium P1 - utilisateurs 1, Premium P2 - utilisateurs 0, niveau Enterprise, Forêt utilisateur - 730 Heures, Forêt de ressources - 730 Heures.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zure WebApp</text:p>
          </table:table-cell>
          <table:table-cell office:value-type="string" table:style-name="ce4">
            <text:p>North Europe</text:p>
          </table:table-cell>
          <table:table-cell office:value-type="currency" office:value="81.03" table:style-name="ce5">
            <text:p>81,03 €</text:p>
          </table:table-cell>
          <table:table-cell office:value-type="string" table:style-name="ce4">
            <text:p>Niveau Premium V2 ; 1 P1V2 (1 Cœur(s), 3.5 Go de RAM, 250 Go de stockage) x 730 Heures ; Système d’exploitation Linux ; 0 SNI/SSL Connexions ; 0 SSL IP Connexion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Azure Machine Learning</text:p>
          </table:table-cell>
          <table:table-cell office:value-type="string" table:style-name="ce4">
            <text:p>North Europe</text:p>
          </table:table-cell>
          <table:table-cell office:value-type="currency" office:value="709.56" table:style-name="ce5">
            <text:p>709,56 €</text:p>
          </table:table-cell>
          <table:table-cell office:value-type="string" table:style-name="ce6">
            <text:p>1 NC6 (6 coeur(s), 56 Go de RAM) x 730 Heures, À l'utilisation</text:p>
            <text:p>ClonerSupprimer</text:p>
            <text:p>Frais initiaux : 0,00 $US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table:style-name="ce8"/>
          <table:table-cell table:style-name="ce7"/>
          <table:table-cell table:number-columns-repeated="16380"/>
        </table:table-row>
        <table:table-row table:style-name="ro1">
          <table:table-cell table:style-name="ce9"/>
          <table:table-cell office:value-type="string" table:style-name="ce9">
            <text:p>Total =<text:s/></text:p>
          </table:table-cell>
          <table:table-cell office:value-type="currency" office:value="1934.1499999999999" table:formula="of:=SUM([.C2:.C7])" table:style-name="ce10">
            <text:p>1 934,15 €</text:p>
          </table:table-cell>
          <table:table-cell table:style-name="ce7"/>
          <table:table-cell table:number-columns-repeated="16380"/>
        </table:table-row>
        <table:table-row table:number-rows-repeated="11" table:style-name="ro1">
          <table:table-cell table:number-columns-repeated="2" table:style-name="ce7"/>
          <table:table-cell table:style-name="ce11"/>
          <table:table-cell table:style-name="ce7"/>
          <table:table-cell table:number-columns-repeated="16380"/>
        </table:table-row>
        <table:table-row table:number-rows-repeated="1048556" table:style-name="ro5">
          <table:table-cell table:number-columns-repeated="16384"/>
        </table:table-row>
      </table:table>
      <table:table table:name="Ressources_humaine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4"/>
        <table:table-column table:style-name="co5" table:number-columns-repeated="16379" table:default-cell-style-name="ce1"/>
        <table:table-row table:style-name="ro6">
          <table:table-cell office:value-type="string" table:number-columns-spanned="5" table:number-rows-spanned="1" table:style-name="ce35">
            <text:p>Conception de l'application prestation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3">
            <text:p>Fonction</text:p>
          </table:table-cell>
          <table:table-cell office:value-type="string" table:style-name="ce14">
            <text:p>Coût de prestation par jour en euros</text:p>
          </table:table-cell>
          <table:table-cell office:value-type="string" table:style-name="ce15">
            <text:p>Durée d'intervention par jours</text:p>
          </table:table-cell>
          <table:table-cell table:number-columns-spanned="1" table:number-rows-spanned="9" table:style-name="ce36"/>
          <table:table-cell office:value-type="string" table:style-name="ce16">
            <text:p>Coût total en euros</text:p>
          </table:table-cell>
          <table:table-cell table:number-columns-repeated="16379" table:style-name="ce17"/>
        </table:table-row>
        <table:table-row table:style-name="ro1">
          <table:table-cell office:value-type="string" table:style-name="ce18">
            <text:p>Product Owner</text:p>
          </table:table-cell>
          <table:table-cell office:value-type="currency" office:value="500" table:style-name="ce19">
            <text:p><text:s/>500,00 €<text:s/></text:p>
          </table:table-cell>
          <table:table-cell office:value-type="float" office:value="80" table:style-name="ce20">
            <text:p>80</text:p>
          </table:table-cell>
          <table:covered-table-cell/>
          <table:table-cell office:value-type="currency" office:value="40000" table:formula="of:=PRODUCT([.B3:.C3])" table:style-name="ce21">
            <text:p><text:s/>40 000,00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Scrum Master</text:p>
          </table:table-cell>
          <table:table-cell office:value-type="currency" office:value="500" table:style-name="ce19">
            <text:p><text:s/>500,00 €<text:s/></text:p>
          </table:table-cell>
          <table:table-cell office:value-type="float" office:value="60" table:style-name="ce20">
            <text:p>60</text:p>
          </table:table-cell>
          <table:covered-table-cell/>
          <table:table-cell office:value-type="currency" office:value="30000" table:formula="of:=PRODUCT([.B4:.C4])" table:style-name="ce21">
            <text:p><text:s/>30 000,00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Développeur</text:p>
          </table:table-cell>
          <table:table-cell office:value-type="currency" office:value="0" table:style-name="ce19">
            <text:p><text:s/>- €<text:s/></text:p>
          </table:table-cell>
          <table:table-cell office:value-type="float" office:value="60" table:style-name="ce20">
            <text:p>60</text:p>
          </table:table-cell>
          <table:covered-table-cell/>
          <table:table-cell office:value-type="currency" office:value="0" table:formula="of:=PRODUCT([.B5:.C5])" table:style-name="ce21">
            <text:p><text:s/>-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Designer</text:p>
          </table:table-cell>
          <table:table-cell office:value-type="currency" office:value="500" table:style-name="ce19">
            <text:p><text:s/>500,00 €<text:s/></text:p>
          </table:table-cell>
          <table:table-cell office:value-type="float" office:value="15" table:style-name="ce20">
            <text:p>15</text:p>
          </table:table-cell>
          <table:covered-table-cell/>
          <table:table-cell office:value-type="currency" office:value="7500" table:formula="of:=PRODUCT([.B6:.C6])" table:style-name="ce21">
            <text:p><text:s/>7 500,00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Data Scientist senior expertise IA</text:p>
          </table:table-cell>
          <table:table-cell office:value-type="currency" office:value="0" table:style-name="ce19">
            <text:p><text:s/>- €<text:s/></text:p>
          </table:table-cell>
          <table:table-cell office:value-type="float" office:value="30" table:style-name="ce20">
            <text:p>30</text:p>
          </table:table-cell>
          <table:covered-table-cell/>
          <table:table-cell office:value-type="currency" office:value="0" table:formula="of:=PRODUCT([.B7:.C7])" table:style-name="ce21">
            <text:p><text:s/>-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DPO</text:p>
          </table:table-cell>
          <table:table-cell office:value-type="currency" office:value="500" table:style-name="ce19">
            <text:p><text:s/>500,00 €<text:s/></text:p>
          </table:table-cell>
          <table:table-cell office:value-type="float" office:value="10" table:style-name="ce20">
            <text:p>10</text:p>
          </table:table-cell>
          <table:covered-table-cell/>
          <table:table-cell office:value-type="currency" office:value="5000" table:formula="of:=PRODUCT([.B8:.C8])" table:style-name="ce21">
            <text:p><text:s/>5 000,00 €<text:s/></text:p>
          </table:table-cell>
          <table:table-cell table:number-columns-repeated="16379" table:style-name="ce22"/>
        </table:table-row>
        <table:table-row table:style-name="ro1">
          <table:table-cell office:value-type="string" table:style-name="ce18">
            <text:p>Cloud architeche</text:p>
          </table:table-cell>
          <table:table-cell office:value-type="currency" office:value="800" table:style-name="ce19">
            <text:p><text:s/>800,00 €<text:s/></text:p>
          </table:table-cell>
          <table:table-cell office:value-type="float" office:value="15" table:style-name="ce20">
            <text:p>15</text:p>
          </table:table-cell>
          <table:covered-table-cell/>
          <table:table-cell office:value-type="currency" office:value="12000" table:formula="of:=PRODUCT([.B9:.C9])" table:style-name="ce21">
            <text:p><text:s/>12 000,00 €<text:s/></text:p>
          </table:table-cell>
          <table:table-cell table:number-columns-repeated="16379" table:style-name="ce22"/>
        </table:table-row>
        <table:table-row table:style-name="ro6">
          <table:table-cell office:value-type="string" table:style-name="ce18">
            <text:p>Testeur</text:p>
          </table:table-cell>
          <table:table-cell office:value-type="currency" office:value="300" table:formula="of:=300" table:style-name="ce19">
            <text:p><text:s/>300,00 €<text:s/></text:p>
          </table:table-cell>
          <table:table-cell office:value-type="float" office:value="10" table:style-name="ce20">
            <text:p>10</text:p>
          </table:table-cell>
          <table:covered-table-cell/>
          <table:table-cell office:value-type="currency" office:value="3000" table:formula="of:=PRODUCT([.B10:.C10])" table:style-name="ce21">
            <text:p><text:s/>3 000,00 €<text:s/></text:p>
          </table:table-cell>
          <table:table-cell table:number-columns-repeated="16379" table:style-name="ce23"/>
        </table:table-row>
        <table:table-row table:style-name="ro2">
          <table:table-cell office:value-type="string" table:number-columns-spanned="3" table:number-rows-spanned="1" table:style-name="ce37">
            <text:p>Conception et production salaires</text:p>
          </table:table-cell>
          <table:covered-table-cell table:number-columns-repeated="2"/>
          <table:table-cell office:value-type="string" table:style-name="ce24">
            <text:p>Coût<text:s/></text:p>
            <text:p>prestations</text:p>
          </table:table-cell>
          <table:table-cell office:value-type="currency" office:value="97500" table:formula="of:= SUM([.E3:.E10])" table:style-name="ce25">
            <text:p><text:s/>97 500,00 €<text:s/></text:p>
          </table:table-cell>
          <table:table-cell table:number-columns-repeated="16379"/>
        </table:table-row>
        <table:table-row table:style-name="ro2">
          <table:table-cell office:value-type="string" table:style-name="ce26">
            <text:p>Développeur</text:p>
          </table:table-cell>
          <table:table-cell office:value-type="currency" office:value="4000" table:style-name="ce27">
            <text:p><text:s/>4 000,00 €<text:s/></text:p>
          </table:table-cell>
          <table:table-cell office:value-type="string" table:style-name="ce28">
            <text:p>Par mois</text:p>
          </table:table-cell>
          <table:table-cell office:value-type="string" table:style-name="ce29">
            <text:p>Salaires<text:s/></text:p>
            <text:p><text:span text:style-name="T1">(5 mois)</text:span></text:p>
          </table:table-cell>
          <table:table-cell office:value-type="currency" office:value="42500" table:formula="of:=[.B12]*5+[.B13]*5" table:style-name="ce30">
            <text:p><text:s/>42 500,00 €<text:s/>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Data Scientist</text:p>
          </table:table-cell>
          <table:table-cell office:value-type="currency" office:value="4500" table:style-name="ce27">
            <text:p><text:s/>4 500,00 €<text:s/></text:p>
          </table:table-cell>
          <table:table-cell office:value-type="string" table:style-name="ce28">
            <text:p>Par mois</text:p>
          </table:table-cell>
          <table:table-cell office:value-type="string" table:style-name="ce31">
            <text:p>Total</text:p>
          </table:table-cell>
          <table:table-cell office:value-type="currency" office:value="140000" table:formula="of:=[.E11]+5*([.B12]+[.B13])" table:style-name="ce32">
            <text:p><text:s/>140 000,00 €<text:s/>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5">
          <table:table-cell table:number-columns-repeated="2" table:style-name="ce1"/>
          <table:table-cell table:style-name="ce33"/>
          <table:table-cell table:number-columns-repeated="16381" table:style-name="ce1"/>
        </table:table-row>
        <table:table-row table:style-name="ro5">
          <table:table-cell table:number-columns-repeated="16384" table:style-name="ce1"/>
        </table:table-row>
        <table:table-row table:number-rows-repeated="1048560" table:style-name="ro5">
          <table:table-cell table:number-columns-repeated="16384"/>
        </table:table-row>
      </table:table>
      <table:table table:name="Chiffrage" table:style-name="ta1">
        <table:table-column table:style-name="co11" table:default-cell-style-name="ce38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1" table:default-cell-style-name="ce1"/>
        <table:table-row table:style-name="ro5">
          <table:table-cell table:number-columns-spanned="12" table:number-rows-spanned="1" table:style-name="ce53"/>
          <table:covered-table-cell table:number-columns-repeated="11"/>
          <table:table-cell table:number-columns-spanned="1" table:number-rows-spanned="14" table:style-name="ce53"/>
          <table:table-cell table:number-columns-spanned="4" table:number-rows-spanned="15" table:style-name="ce54"/>
          <table:covered-table-cell table:number-columns-repeated="3"/>
          <table:table-cell table:number-columns-repeated="16367"/>
        </table:table-row>
        <table:table-row table:style-name="ro7">
          <table:table-cell table:style-name="ce38"/>
          <table:table-cell office:value-type="string" table:number-columns-spanned="11" table:number-rows-spanned="1" table:style-name="ce55">
            <text:p>On estime que :</text:p>
            <text:p>Le nombre d'utilisateurs le premier semestre est : <text:s/>1000</text:p>
            <text:p>Le nombre utilisateur augmente <text:s/>de 10% chaque semestre</text:p>
            <text:p>L'abonnement coûte 10 €par mois par utilisateur</text:p>
          </table:table-cell>
          <table:covered-table-cell table:number-columns-repeated="10"/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8">
          <table:table-cell table:style-name="ce38"/>
          <table:table-cell office:value-type="string" table:number-columns-spanned="1" table:number-rows-spanned="2" table:style-name="ce56">
            <text:p>Période</text:p>
            <text:p><text:s/>par</text:p>
            <text:p><text:s/>semstre</text:p>
          </table:table-cell>
          <table:table-cell office:value-type="string" table:number-columns-spanned="4" table:number-rows-spanned="1" table:style-name="ce57">
            <text:p>Calcul de coût</text:p>
          </table:table-cell>
          <table:covered-table-cell table:number-columns-repeated="3"/>
          <table:table-cell office:value-type="string" table:number-columns-spanned="4" table:number-rows-spanned="1" table:style-name="ce58">
            <text:p>Calcul des revenus</text:p>
          </table:table-cell>
          <table:covered-table-cell table:number-columns-repeated="3"/>
          <table:table-cell office:value-type="string" table:number-columns-spanned="2" table:number-rows-spanned="1" table:style-name="ce59">
            <text:p>Calcul des gains</text:p>
          </table:table-cell>
          <table:covered-table-cell/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9">
          <table:table-cell table:style-name="ce38"/>
          <table:covered-table-cell/>
          <table:table-cell office:value-type="string" table:style-name="ce39">
            <text:p>Coût<text:s/></text:p>
            <text:p>infrastructure<text:s/></text:p>
            <text:p>par<text:s/></text:p>
            <text:p>semestre</text:p>
          </table:table-cell>
          <table:table-cell office:value-type="string" table:style-name="ce39">
            <text:p>Ressource<text:s/></text:p>
            <text:p>humaines</text:p>
          </table:table-cell>
          <table:table-cell office:value-type="string" table:style-name="ce39">
            <text:p>Coût<text:s/></text:p>
            <text:p>total</text:p>
          </table:table-cell>
          <table:table-cell office:value-type="string" table:style-name="ce39">
            <text:p>Coût<text:s/></text:p>
            <text:p>total<text:s/></text:p>
            <text:p>cumulé</text:p>
          </table:table-cell>
          <table:table-cell office:value-type="string" table:style-name="ce40">
            <text:p>Nombre<text:s/></text:p>
            <text:p>utilisateurs<text:s/></text:p>
            <text:p>par an</text:p>
          </table:table-cell>
          <table:table-cell office:value-type="string" table:style-name="ce40">
            <text:p>Coût utilisation/ semestre</text:p>
          </table:table-cell>
          <table:table-cell office:value-type="string" table:style-name="ce41">
            <text:p>Total</text:p>
          </table:table-cell>
          <table:table-cell office:value-type="string" table:style-name="ce42">
            <text:p>Revenus<text:s/></text:p>
            <text:p>cumulé</text:p>
          </table:table-cell>
          <table:table-cell office:value-type="string" table:style-name="ce43">
            <text:p>Gain cumulé estimé</text:p>
          </table:table-cell>
          <table:table-cell office:value-type="string" table:style-name="ce43">
            <text:p>Gain attendu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1" table:style-name="ce44">
            <text:p>1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140000" table:style-name="ce45">
            <text:p>140 000,00 €</text:p>
          </table:table-cell>
          <table:table-cell office:value-type="currency" office:value="151604.9" table:formula="of:=[.C5]+[.D5]" table:style-name="ce45">
            <text:p>151 604,90 €</text:p>
          </table:table-cell>
          <table:table-cell office:value-type="currency" office:value="151604.9" table:formula="of:=[.E5]" table:style-name="ce46">
            <text:p><text:s/>151 604,90 €<text:s/></text:p>
          </table:table-cell>
          <table:table-cell office:value-type="float" office:value="1000" table:style-name="ce47">
            <text:p>1000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60000" table:formula="of:=[.G5]*[.H5]" table:style-name="ce48">
            <text:p>60 000,00 €</text:p>
          </table:table-cell>
          <table:table-cell office:value-type="currency" office:value="60000" table:formula="of:=[.I5]" table:style-name="ce49">
            <text:p>60 000,00 €</text:p>
          </table:table-cell>
          <table:table-cell office:value-type="currency" office:value="-91604.9" table:formula="of:=[.J5]-[.F5]" table:style-name="ce50">
            <text:p>-91 604,90 €</text:p>
          </table:table-cell>
          <table:table-cell office:value-type="currency" office:value="-91604.9" table:formula="of:=[.I5]-[.E5]" table:style-name="ce50">
            <text:p>-91 604,9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2" table:style-name="ce44">
            <text:p>2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6:.D6])" table:style-name="ce51">
            <text:p><text:s/>11 604,90 €<text:s/></text:p>
          </table:table-cell>
          <table:table-cell office:value-type="currency" office:value="163209.79999999999" table:formula="of:=[.F5]+[.E6]" table:style-name="ce46">
            <text:p><text:s/>163 209,80 €<text:s/></text:p>
          </table:table-cell>
          <table:table-cell office:value-type="float" office:value="1100" table:formula="of:= 1.1 * [.G5]" table:style-name="ce47">
            <text:p>1100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66000" table:formula="of:=[.G6]*[.H6]" table:style-name="ce48">
            <text:p>66 000,00 €</text:p>
          </table:table-cell>
          <table:table-cell office:value-type="currency" office:value="126000" table:formula="of:=[.J5]+[.I6]" table:style-name="ce49">
            <text:p>126 000,00 €</text:p>
          </table:table-cell>
          <table:table-cell office:value-type="currency" office:value="-37209.799999999988" table:formula="of:=[.J6]-[.F6]" table:style-name="ce50">
            <text:p>-37 209,80 €</text:p>
          </table:table-cell>
          <table:table-cell office:value-type="currency" office:value="54395.1" table:formula="of:=[.I6]-[.E6]" table:style-name="ce50">
            <text:p>54 395,1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3" table:style-name="ce44">
            <text:p>3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7:.D7])" table:style-name="ce51">
            <text:p><text:s/>11 604,90 €<text:s/></text:p>
          </table:table-cell>
          <table:table-cell office:value-type="currency" office:value="174814.69999999998" table:formula="of:=[.F6]+[.E7]" table:style-name="ce46">
            <text:p><text:s/>174 814,70 €<text:s/></text:p>
          </table:table-cell>
          <table:table-cell office:value-type="float" office:value="1210" table:formula="of:= 1.1 * [.G6]" table:style-name="ce47">
            <text:p>1210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72600" table:formula="of:=[.G7]*[.H7]" table:style-name="ce48">
            <text:p>72 600,00 €</text:p>
          </table:table-cell>
          <table:table-cell office:value-type="currency" office:value="198600" table:formula="of:=[.J6]+[.I7]" table:style-name="ce49">
            <text:p>198 600,00 €</text:p>
          </table:table-cell>
          <table:table-cell office:value-type="currency" office:value="23785.300000000017" table:formula="of:=[.J7]-[.F7]" table:style-name="ce50">
            <text:p>23 785,30 €</text:p>
          </table:table-cell>
          <table:table-cell office:value-type="currency" office:value="60995.1" table:formula="of:=[.I7]-[.E7]" table:style-name="ce50">
            <text:p>60 995,1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4" table:style-name="ce44">
            <text:p>4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8:.D8])" table:style-name="ce51">
            <text:p><text:s/>11 604,90 €<text:s/></text:p>
          </table:table-cell>
          <table:table-cell office:value-type="currency" office:value="186419.59999999998" table:formula="of:=[.F7]+[.E8]" table:style-name="ce46">
            <text:p><text:s/>186 419,60 €<text:s/></text:p>
          </table:table-cell>
          <table:table-cell office:value-type="float" office:value="1331" table:formula="of:= 1.1 * [.G7]" table:style-name="ce47">
            <text:p>1331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79860" table:formula="of:=[.G8]*[.H8]" table:style-name="ce48">
            <text:p>79 860,00 €</text:p>
          </table:table-cell>
          <table:table-cell office:value-type="currency" office:value="278460" table:formula="of:=[.J7]+[.I8]" table:style-name="ce49">
            <text:p>278 460,00 €</text:p>
          </table:table-cell>
          <table:table-cell office:value-type="currency" office:value="92040.400000000023" table:formula="of:=[.J8]-[.F8]" table:style-name="ce50">
            <text:p>92 040,40 €</text:p>
          </table:table-cell>
          <table:table-cell office:value-type="currency" office:value="68255.100000000006" table:formula="of:=[.I8]-[.E8]" table:style-name="ce50">
            <text:p>68 255,1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5" table:style-name="ce44">
            <text:p>5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9:.D9])" table:style-name="ce51">
            <text:p><text:s/>11 604,90 €<text:s/></text:p>
          </table:table-cell>
          <table:table-cell office:value-type="currency" office:value="198024.49999999997" table:formula="of:=[.F8]+[.E9]" table:style-name="ce46">
            <text:p><text:s/>198 024,50 €<text:s/></text:p>
          </table:table-cell>
          <table:table-cell office:value-type="float" office:value="1464.1000000000001" table:formula="of:= 1.1 * [.G8]" table:style-name="ce47">
            <text:p>1464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87846.000000000015" table:formula="of:=[.G9]*[.H9]" table:style-name="ce48">
            <text:p>87 846,00 €</text:p>
          </table:table-cell>
          <table:table-cell office:value-type="currency" office:value="366306" table:formula="of:=[.J8]+[.I9]" table:style-name="ce49">
            <text:p>366 306,00 €</text:p>
          </table:table-cell>
          <table:table-cell office:value-type="currency" office:value="168281.50000000003" table:formula="of:=[.J9]-[.F9]" table:style-name="ce50">
            <text:p>168 281,50 €</text:p>
          </table:table-cell>
          <table:table-cell office:value-type="currency" office:value="76241.100000000006" table:formula="of:=[.I9]-[.E9]" table:style-name="ce50">
            <text:p>76 241,1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6" table:style-name="ce44">
            <text:p>6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10:.D10])" table:style-name="ce51">
            <text:p><text:s/>11 604,90 €<text:s/></text:p>
          </table:table-cell>
          <table:table-cell office:value-type="currency" office:value="209629.39999999997" table:formula="of:=[.F9]+[.E10]" table:style-name="ce46">
            <text:p><text:s/>209 629,40 €<text:s/></text:p>
          </table:table-cell>
          <table:table-cell office:value-type="float" office:value="1610.5100000000002" table:formula="of:= 1.1 * [.G9]" table:style-name="ce47">
            <text:p>1611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96630.6" table:formula="of:=[.G10]*[.H10]" table:style-name="ce48">
            <text:p>96 630,60 €</text:p>
          </table:table-cell>
          <table:table-cell office:value-type="currency" office:value="462936.6" table:formula="of:=[.J9]+[.I10]" table:style-name="ce49">
            <text:p>462 936,60 €</text:p>
          </table:table-cell>
          <table:table-cell office:value-type="currency" office:value="253307.2" table:formula="of:=[.J10]-[.F10]" table:style-name="ce50">
            <text:p>253 307,20 €</text:p>
          </table:table-cell>
          <table:table-cell office:value-type="currency" office:value="85025.700000000012" table:formula="of:=[.I10]-[.E10]" table:style-name="ce50">
            <text:p>85 025,70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7" table:style-name="ce44">
            <text:p>7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11:.D11])" table:style-name="ce51">
            <text:p><text:s/>11 604,90 €<text:s/></text:p>
          </table:table-cell>
          <table:table-cell office:value-type="currency" office:value="221234.29999999996" table:formula="of:=[.F10]+[.E11]" table:style-name="ce46">
            <text:p><text:s/>221 234,30 €<text:s/></text:p>
          </table:table-cell>
          <table:table-cell office:value-type="float" office:value="1771.5610000000004" table:formula="of:= 1.1 * [.G10]" table:style-name="ce47">
            <text:p>1772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106293.66000000002" table:formula="of:=[.G11]*[.H11]" table:style-name="ce48">
            <text:p>106 293,66 €</text:p>
          </table:table-cell>
          <table:table-cell office:value-type="currency" office:value="569230.26" table:formula="of:=[.J10]+[.I11]" table:style-name="ce49">
            <text:p>569 230,26 €</text:p>
          </table:table-cell>
          <table:table-cell office:value-type="currency" office:value="347995.96000000008" table:formula="of:=[.J11]-[.F11]" table:style-name="ce50">
            <text:p>347 995,96 €</text:p>
          </table:table-cell>
          <table:table-cell office:value-type="currency" office:value="94688.760000000009" table:formula="of:=[.I11]-[.E11]" table:style-name="ce50">
            <text:p>94 688,76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8" table:style-name="ce44">
            <text:p>8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12:.D12])" table:style-name="ce51">
            <text:p><text:s/>11 604,90 €<text:s/></text:p>
          </table:table-cell>
          <table:table-cell office:value-type="currency" office:value="232839.19999999995" table:formula="of:=[.F11]+[.E12]" table:style-name="ce46">
            <text:p><text:s/>232 839,20 €<text:s/></text:p>
          </table:table-cell>
          <table:table-cell office:value-type="float" office:value="1948.7171000000005" table:formula="of:= 1.1 * [.G11]" table:style-name="ce47">
            <text:p>1949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116923.02600000003" table:formula="of:=[.G12]*[.H12]" table:style-name="ce48">
            <text:p>116 923,03 €</text:p>
          </table:table-cell>
          <table:table-cell office:value-type="currency" office:value="686153.28600000008" table:formula="of:=[.J11]+[.I12]" table:style-name="ce49">
            <text:p>686 153,29 €</text:p>
          </table:table-cell>
          <table:table-cell office:value-type="currency" office:value="453314.08600000013" table:formula="of:=[.J12]-[.F12]" table:style-name="ce50">
            <text:p>453 314,09 €</text:p>
          </table:table-cell>
          <table:table-cell office:value-type="currency" office:value="105318.12600000002" table:formula="of:=[.I12]-[.E12]" table:style-name="ce50">
            <text:p>105 318,13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9" table:style-name="ce44">
            <text:p>9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13:.D13])" table:style-name="ce51">
            <text:p><text:s/>11 604,90 €<text:s/></text:p>
          </table:table-cell>
          <table:table-cell office:value-type="currency" office:value="244444.09999999995" table:formula="of:=[.F12]+[.E13]" table:style-name="ce46">
            <text:p><text:s/>244 444,10 €<text:s/></text:p>
          </table:table-cell>
          <table:table-cell office:value-type="float" office:value="2143.5888100000006" table:formula="of:= 1.1 * [.G12]" table:style-name="ce47">
            <text:p>2144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128615.32860000004" table:formula="of:=[.G13]*[.H13]" table:style-name="ce48">
            <text:p>128 615,33 €</text:p>
          </table:table-cell>
          <table:table-cell office:value-type="currency" office:value="814768.61460000009" table:formula="of:=[.J12]+[.I13]" table:style-name="ce49">
            <text:p>814 768,61 €</text:p>
          </table:table-cell>
          <table:table-cell office:value-type="currency" office:value="570324.51460000011" table:formula="of:=[.J13]-[.F13]" table:style-name="ce50">
            <text:p>570 324,51 €</text:p>
          </table:table-cell>
          <table:table-cell office:value-type="currency" office:value="117010.42860000004" table:formula="of:=[.I13]-[.E13]" table:style-name="ce50">
            <text:p>117 010,43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10">
          <table:table-cell table:style-name="ce38"/>
          <table:table-cell office:value-type="float" office:value="10" table:style-name="ce44">
            <text:p>10</text:p>
          </table:table-cell>
          <table:table-cell office:value-type="currency" office:value="11604.900000000001" table:formula="of:=6*1934.15" table:style-name="ce45">
            <text:p>11 604,90 €</text:p>
          </table:table-cell>
          <table:table-cell office:value-type="currency" office:value="0" table:style-name="ce45">
            <text:p>0,00 €</text:p>
          </table:table-cell>
          <table:table-cell office:value-type="currency" office:value="11604.900000000001" table:formula="of:=SUM([.C14:.D14])" table:style-name="ce51">
            <text:p><text:s/>11 604,90 €<text:s/></text:p>
          </table:table-cell>
          <table:table-cell office:value-type="currency" office:value="256048.99999999994" table:formula="of:=[.F13]+[.E14]" table:style-name="ce46">
            <text:p><text:s/>256 049,00 €<text:s/></text:p>
          </table:table-cell>
          <table:table-cell office:value-type="float" office:value="2357.9476910000008" table:formula="of:= 1.1 * [.G13]" table:style-name="ce47">
            <text:p>2358</text:p>
          </table:table-cell>
          <table:table-cell office:value-type="currency" office:value="60" table:style-name="ce48">
            <text:p>60,00 €</text:p>
          </table:table-cell>
          <table:table-cell office:value-type="currency" office:value="141476.86146000004" table:formula="of:=[.G14]*[.H14]" table:style-name="ce48">
            <text:p>141 476,86 €</text:p>
          </table:table-cell>
          <table:table-cell office:value-type="currency" office:value="956245.47606000013" table:formula="of:=[.J13]+[.I14]" table:style-name="ce49">
            <text:p>956 245,48 €</text:p>
          </table:table-cell>
          <table:table-cell office:value-type="currency" office:value="700196.47606000025" table:formula="of:=[.J14]-[.F14]" table:style-name="ce50">
            <text:p>700 196,48 €</text:p>
          </table:table-cell>
          <table:table-cell office:value-type="currency" office:value="129871.96146000005" table:formula="of:=[.I14]-[.E14]" table:style-name="ce50">
            <text:p>129 871,96 €</text:p>
          </table:table-cell>
          <table:covered-table-cell/>
          <table:covered-table-cell/>
          <table:covered-table-cell table:number-columns-repeated="3"/>
          <table:table-cell table:number-columns-repeated="16367"/>
        </table:table-row>
        <table:table-row table:style-name="ro5">
          <table:table-cell table:number-columns-spanned="13" table:number-rows-spanned="1" table:style-name="ce53"/>
          <table:covered-table-cell table:number-columns-repeated="12"/>
          <table:covered-table-cell/>
          <table:covered-table-cell table:number-columns-repeated="3"/>
          <table:table-cell table:number-columns-repeated="16367"/>
        </table:table-row>
        <table:table-row table:style-name="ro5">
          <table:table-cell table:number-columns-spanned="16384" table:number-rows-spanned="2" table:style-name="ce53"/>
          <table:covered-table-cell table:number-columns-repeated="16383"/>
        </table:table-row>
        <table:table-row table:style-name="ro5">
          <table:covered-table-cell/>
          <table:covered-table-cell table:number-columns-repeated="16383"/>
        </table:table-row>
        <table:table-row table:style-name="ro5">
          <table:table-cell table:style-name="ce38"/>
          <table:table-cell table:style-name="ce52"/>
          <table:table-cell table:style-name="ce52">
            <draw:frame draw:z-index="1" draw:id="id0" draw:style-name="a0" draw:name="Graphique 11" svg:x="0.275in" svg:y="0.13333in" svg:width="5.85in" svg:height="3.9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52"/>
          <table:table-cell table:style-name="ce52">
            <draw:frame draw:z-index="3" draw:id="id2" draw:style-name="a2" draw:name="Graphique 4" svg:x="1.25in" svg:y="0.125in" svg:width="5.91667in" svg:height="3.9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52"/>
          <table:table-cell table:style-name="ce52">
            <draw:frame draw:z-index="2" draw:id="id1" draw:style-name="a1" draw:name="Graphique 16" svg:x="0.86667in" svg:y="0.1in" svg:width="5.25in" svg:height="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52"/>
        </table:table-row>
        <table:table-row table:number-rows-repeated="20" table:style-name="ro5">
          <table:table-cell table:style-name="ce38"/>
          <table:table-cell table:number-columns-repeated="16383" table:style-name="ce52"/>
        </table:table-row>
        <table:table-row table:number-rows-repeated="104853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6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7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7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on_233_taire" style:display-name="Monétaire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Khadija MODESTE</meta:initial-creator>
    <dc:creator>Khadija MODESTE</dc:creator>
    <meta:creation-date>2023-04-18T17:36:09Z</meta:creation-date>
    <dc:date>2023-04-24T19:50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9P0" number:language="fr" number:country="FR">
      <number:text> </number:text>
      <number:fill-character> </number:fill-character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39P1" number:language="fr" number:country="FR">
      <number:text>-</number:text>
      <number:fill-character> </number:fill-character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39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9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2.6pt" svg:width="421.1999212598425pt" chart:style-name="Crt0">
        <chart:title chart:style-name="CT00">
          <text:p text:style-name="a0" text:class-names="" text:cond-style-name="">Prévision de rentabilité duarnt 10 semestres<text:line-break/>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nta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mbre de semestres</text:p>
            </chart:title>
            <chart:grid chart:class="major" chart:style-name="GMa1"/>
          </chart:axis>
          <chart:series chart:values-cell-range-address="Chiffrage.$F$5:.$F$14" chart:class="chart:line" chart:attached-axis="primary-y" chart:style-name="G0S0">
            <chart:data-point chart:repeated="10"/>
          </chart:series>
          <chart:series chart:values-cell-range-address="Chiffrage.$J$5:.$J$14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0" number:language="fr" number:country="FR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fr" number:country="FR">€</number:currency-symbol>
    </number:currency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8.0pt" svg:width="378.0pt" chart:style-name="Crt0">
        <chart:title chart:style-name="CT00">
          <text:p text:style-name="a1" text:class-names="" text:cond-style-name="">Prévision des dépens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Montant en euros<text:line-break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Nombre de semestres</text:p>
            </chart:title>
          </chart:axis>
          <chart:series chart:label-cell-address="Chiffrage.$E$4" chart:values-cell-range-address="Chiffrage.$E$5:.$E$14" chart:class="chart:bar" chart:attached-axis="primary-y" chart:style-name="G0S0">
            <chart:data-point chart:repeated="10"/>
          </chart:series>
          <chart:series chart:label-cell-address="Chiffrage.$F$4" chart:values-cell-range-address="Chiffrage.$F$5:.$F$14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4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40" number:language="fr" number:country="FR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fr" number:country="FR">€</number:currency-symbol>
    </number:currency-style>
    <style:style style:family="chart" style:name="DL000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40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gradient" draw:fill-gradient-name="a4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40">
      <style:chart-properties chart:link-data-style-to-source="false" chart:data-label-number="value" chart:data-label-text="false" chart:data-label-symbol="false" chart:label-position="outside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gradient" draw:fill-gradient-name="a7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40">
      <style:chart-properties chart:link-data-style-to-source="false" chart:data-label-number="value" chart:data-label-text="false" chart:data-label-symbol="false" chart:label-position="outside" chart:data-label-series="false">
        <chart:label-separator>
          <text:p text:style-name="a9" text:class-names="" text:cond-style-name="">;<text:s text:c="1"/></text:p>
        </chart:label-separator>
      </style:chart-properties>
      <style:graphic-properties draw:fill="gradient" draw:fill-gradient-name="a10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40">
      <style:chart-properties chart:link-data-style-to-source="false" chart:data-label-number="value" chart:data-label-text="false" chart:data-label-symbol="false" chart:label-position="outside" chart:data-label-series="false">
        <chart:label-separator>
          <text:p text:style-name="a12" text:class-names="" text:cond-style-name="">;<text:s text:c="1"/></text:p>
        </chart:label-separator>
      </style:chart-properties>
      <style:graphic-properties draw:fill="gradient" draw:fill-gradient-name="a1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0">
      <style:chart-properties chart:gap-width="100" chart:overlap="-24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6.1999212598425pt" svg:width="426.0002362204725pt" chart:style-name="Crt0">
        <chart:title chart:style-name="CT00">
          <text:p text:style-name="a1" text:class-names="" text:cond-style-name="">Prévision des gains cumulés<text:s text:c="1"/>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2" text:class-names="" text:cond-style-name="">Nombre de semestres<text:line-break/></text:p>
            </chart:title>
          </chart:axis>
          <chart:series chart:label-cell-address="Chiffrage.$K$4" chart:values-cell-range-address="Chiffrage.$K$5:.$K$14" chart:class="chart:bar" chart:attached-axis="primary-y" chart:style-name="G0S0">
            <chart:data-label chart:style-name="DL00"/>
            <chart:data-point chart:style-name="G0S0P0">
              <chart:data-label svg:x="9.722283464566928pt" svg:y="238.4591338582677pt" chart:style-name="DL000"/>
            </chart:data-point>
            <chart:data-point chart:style-name="G0S0P1">
              <chart:data-label svg:x="50.12244094488188pt" svg:y="227.029842519685pt" chart:style-name="DL001"/>
            </chart:data-point>
            <chart:data-point chart:style-name="G0S0P2">
              <chart:data-label svg:x="90.12496062992126pt" svg:y="218.0081102362205pt" chart:style-name="DL002"/>
            </chart:data-point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7" draw:style="linear" draw:angle="0" draw:start-color="#6083cb" draw:end-color="#3e70ca" draw:start-intensity="100%" draw:end-intensity="100%"/>
    <draw:gradient draw:name="a10" draw:style="linear" draw:angle="0" draw:start-color="#6083cb" draw:end-color="#3e70ca" draw:start-intensity="100%" draw:end-intensity="100%"/>
    <draw:gradient draw:name="a4" draw:style="linear" draw:angle="0" draw:start-color="#6083cb" draw:end-color="#3e70ca" draw:start-intensity="100%" draw:end-intensity="100%"/>
    <draw:gradient draw:name="a13" draw:style="linear" draw:angle="0" draw:start-color="#6083cb" draw:end-color="#3e70ca" draw:start-intensity="100%" draw:end-intensity="100%"/>
  </office:styles>
</office:document-styles>
</file>